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5" style:family="text">
      <style:text-properties style:font-name="PT Mono" fo:font-size="8pt" fo:font-style="italic" style:font-size-asian="8pt" style:font-style-asian="italic" style:font-size-complex="8pt" style:font-style-complex="italic"/>
    </style:style>
    <style:style style:name="T306" style:family="text">
      <style:text-properties style:font-name="PT Mono" fo:font-size="8pt" style:font-size-asian="8pt" style:font-size-complex="8pt"/>
    </style:style>
    <style:style style:name="T307" style:family="text">
      <style:text-properties style:font-name="PT Mono" fo:font-size="8pt" officeooo:rsid="0252943a" style:font-size-asian="8pt" style:font-size-complex="8pt"/>
    </style:style>
    <style:style style:name="T308" style:family="text">
      <style:text-properties style:font-name="PT Mono" fo:font-size="8pt" officeooo:rsid="025f9a35" style:font-size-asian="8pt" style:font-size-complex="8pt"/>
    </style:style>
    <style:style style:name="T309" style:family="text">
      <style:text-properties style:font-name="PT Mono" fo:font-size="8pt" officeooo:rsid="0263d5aa" style:font-size-asian="8pt" style:font-size-complex="8pt"/>
    </style:style>
    <style:style style:name="T310" style:family="text">
      <style:text-properties officeooo:rsid="0196f739"/>
    </style:style>
    <style:style style:name="T311" style:family="text">
      <style:text-properties officeooo:rsid="0197b448"/>
    </style:style>
    <style:style style:name="T312" style:family="text">
      <style:text-properties officeooo:rsid="01984360"/>
    </style:style>
    <style:style style:name="T313" style:family="text">
      <style:text-properties officeooo:rsid="0199a26c"/>
    </style:style>
    <style:style style:name="T314" style:family="text">
      <style:text-properties officeooo:rsid="01a115e3"/>
    </style:style>
    <style:style style:name="T315" style:family="text">
      <style:text-properties officeooo:rsid="01a2e96c"/>
    </style:style>
    <style:style style:name="T316" style:family="text">
      <style:text-properties officeooo:rsid="01cfad6a"/>
    </style:style>
    <style:style style:name="T317" style:family="text">
      <style:text-properties officeooo:rsid="01dba3a1"/>
    </style:style>
    <style:style style:name="T318" style:family="text">
      <style:text-properties officeooo:rsid="01e36506"/>
    </style:style>
    <style:style style:name="T319" style:family="text">
      <style:text-properties officeooo:rsid="01e48d0a"/>
    </style:style>
    <style:style style:name="T320" style:family="text">
      <style:text-properties officeooo:rsid="020714ee"/>
    </style:style>
    <style:style style:name="T321" style:family="text">
      <style:text-properties officeooo:rsid="02363a67"/>
    </style:style>
    <style:style style:name="T322" style:family="text">
      <style:text-properties officeooo:rsid="024327ec"/>
    </style:style>
    <style:style style:name="T32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0">moved to the couch and </text:span>read through my life since<text:span text:style-name="T310">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1"> . .I listened to a couple River Whyless songs while texting Maddy, Cait and then Scott, saying, </text:span></text:p>
      <text:p text:style-name="P214"><text:s text:c="2"/><text:span text:style-name="T311">"</text:span>no rush at all on the venmis but just checking it didn't get to the wrong Ross Montsinger... that guy's shady!!<text:span text:style-name="T311">"</text:span></text:p>
      <text:p text:style-name="P214"><text:span text:style-name="T311"><text:s text:c="3"/>Scott said, "</text:span>Oh shnap! <text:s/>Totally spaced! <text:s/>To much stoney wall staring!<text:span text:style-name="T311">" with a laugh-cry face, and then, "</text:span>will do now!<text:span text:style-name="T311">"</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1">Shattering the Hourglass</text:span> while trying to buy the Fillion journal I had been eyeing for weeks, but the purchase inexplicably <text:span text:style-name="T312">failed t</text:span>o <text:span text:style-name="T314">go</text:span> through. I took it as a sign and noticed it was slightly too small anyway, so I looked around for an alternative, possibly locally, until<text:span text:style-name="T312">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4">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4">for her,</text:span> a GF medium no-onion <text:span text:style-name="T315">w/ hop water</text:span>.</text:p>
      <text:p text:style-name="P216"><text:s text:c="3"/>I made it back to the park at six on the nose, but the power had not <text:span text:style-name="T315">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3">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7">plays drums on</text:span> the track a year <text:span text:style-name="T316">earlier </text:span><text:span text:style-name="T31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18">The Ross docket includes Wordle, Aldi, Izzy’s, journal edits, bath, shave, </text:span><text:span text:style-name="T319">make journal, clean kitchen, </text:span><text:span text:style-name="T31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0">H</text:span><text:span text:style-name="T224">: My mom is buzzing because she had so much fun with you guys</text:span></text:p>
      <text:p text:style-name="P157"><text:span text:style-name="T320">M</text:span><text:span text:style-name="T224">: I love her!</text:span></text:p>
      <text:p text:style-name="P156"><text:span text:style-name="T320">H</text:span><text:span text:style-name="T224">: She's pretty great imo</text:span></text:p>
      <text:p text:style-name="P156"><text:span text:style-name="T320">R</text:span><text:span text:style-name="T224">: Fun squad, lfg, I'm buzzin too</text:span></text:p>
      <text:p text:style-name="P267"><text:tab/>And it ain't the decaf</text:p>
      <text:p text:style-name="P156"><text:span text:style-name="T320">M</text:span><text:span text:style-name="T224">: I heard we're going bowling next?</text:span></text:p>
      <text:p text:style-name="P156"><text:span text:style-name="T320">R</text:span><text:span text:style-name="T224">: I look ready bc I am</text:span></text:p>
      <text:p text:style-name="P156"><text:span text:style-name="T320">H</text:span><text:span text:style-name="T224">: The decaf was pretty great but I'm just so happy <text:tab/>to hang out with y'all!</text:span></text:p>
      <text:p text:style-name="P158">M<text:span text:style-name="T125">: Yeeeeeee</text:span></text:p>
      <text:p text:style-name="P156"><text:span text:style-name="T32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3">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2">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3">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07">V</text:span><text:span text:style-name="T306">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06"/></text:p>
      <text:p text:style-name="P451"><text:span text:style-name="T306">Jason and I woke around the same time. We all drank coffee while Gary made breakfast burritos. We packed up camp while </text:span><text:span text:style-name="T309">he</text:span><text:span text:style-name="T306"> and Locke went to rent a pontoon. We loaded that up and it became apparent that I would be part of the rowing crew with Ben and Elisha since Locke’s car was full and Jason would only be going to Canton. </text:span></text:p>
      <text:p text:style-name="P451"><text:span text:style-name="T306"><text:s text:c="3"/>We rowed all the way there with only a short hangout/smoke near the rope swing. I navigated, which helped me feel like I </text:span><text:span text:style-name="T309">had</text:span><text:span text:style-name="T306"> contributed </text:span><text:span text:style-name="T305">something</text:span><text:span text:style-name="T306"> all weekend. We arrived at the dock, loaded Ben’s car. Elisha repacked his truck while Ben fastened the canoe to the roof. We said goodbye to Eli, started driving away.</text:span></text:p>
      <text:p text:style-name="P451"><text:span text:style-name="T306"><text:s text:c="3"/>I deleted a few first messages to Hannah. I didn’t want to seem </text:span><text:span text:style-name="T305">too</text:span><text:span text:style-name="T306"> eager to message her. I eventually said, “I'm alive and enriched! How's Germany??”</text:span></text:p>
      <text:p text:style-name="P451"><text:span text:style-name="T30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08">w/ a 20-ounce Coke</text:span><text:span text:style-name="T306">, took a bath. The water burned my legs. I started writing at the computer, ate some pizza and continued until 8:13.</text:span></text:p>
      <text:p text:style-name="P451"><text:span text:style-name="T306"/></text:p>
      <text:p text:style-name="P322">. . .</text:p>
      <text:p text:style-name="P451"><text:span text:style-name="T306"/></text:p>
      <text:p text:style-name="P452"><text:span text:style-name="T306">I slept til around 3AM, </text:span><text:span text:style-name="T309">then</text:span><text:span text:style-name="T306"> decided to shake out my sheets and remake my bed, which felt amazing. I soon had a message from Hannah. We chatted til about 5AM and I gave myself an electric shave + finished my Coca Cola.</text:span></text:p>
      <text:p text:style-name="P452"><text:span text:style-name="T306"/></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2">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2">Non-Alcoholic</text:span><text:span text:style-name="T272">?</text:span><text:span text:style-name="T302">”</text:span></text:p>
      <text:p text:style-name="P447"><text:span text:style-name="T30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22:12:41.076072596</dc:date>
    <meta:editing-duration>P33DT14H43M49S</meta:editing-duration>
    <meta:editing-cycles>505</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3" meta:word-count="37551" meta:character-count="197302" meta:non-whitespace-character-count="159307"/>
  </office:meta>
</office:document-meta>
</file>